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780" officeooo:paragraph-rsid="00059780"/>
    </style:style>
    <style:style style:name="P2" style:family="paragraph" style:parent-style-name="Standard">
      <style:text-properties officeooo:rsid="00059780" officeooo:paragraph-rsid="0008bed5"/>
    </style:style>
    <style:style style:name="P3" style:family="paragraph" style:parent-style-name="Standard">
      <style:text-properties officeooo:rsid="00078402" officeooo:paragraph-rsid="00078402"/>
    </style:style>
    <style:style style:name="P4" style:family="paragraph" style:parent-style-name="Standard">
      <style:text-properties fo:font-weight="bold" officeooo:rsid="00059780" officeooo:paragraph-rsid="0008bed5" style:font-weight-asian="bold" style:font-weight-complex="bold"/>
    </style:style>
    <style:style style:name="P5" style:family="paragraph" style:parent-style-name="Standard">
      <style:text-properties fo:font-style="italic" officeooo:rsid="000a91f4" officeooo:paragraph-rsid="000a91f4" style:font-style-asian="italic" style:font-style-complex="italic"/>
    </style:style>
    <style:style style:name="P6" style:family="paragraph" style:parent-style-name="Standard">
      <style:text-properties fo:font-style="normal" style:text-underline-style="none" officeooo:rsid="000a91f4" officeooo:paragraph-rsid="000a91f4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0adda7" officeooo:paragraph-rsid="000adda7" style:font-style-asian="normal" style:font-style-complex="normal"/>
    </style:style>
    <style:style style:name="P8" style:family="paragraph" style:parent-style-name="Standard">
      <style:text-properties fo:font-style="normal" style:text-underline-style="none" fo:font-weight="bold" officeooo:rsid="000a91f4" officeooo:paragraph-rsid="000a91f4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officeooo:rsid="0008bed5"/>
    </style:style>
    <style:style style:name="T3" style:family="text">
      <style:text-properties officeooo:rsid="000bbb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oán: <text:s/>Interval Scheduling</text:p>
      <text:p text:style-name="P1"><text:a xlink:type="simple" xlink:href="https://en.wikipedia.org/wiki/Interval_scheduling" text:style-name="Internet_20_link" text:visited-style-name="Visited_20_Internet_20_Link">https://en.wikipedia.org/wiki/Interval_scheduling</text:a></text:p>
      <text:p text:style-name="P1"/>
      <text:p text:style-name="P4"><text:span text:style-name="T2">1. </text:span>Mô tả bài toán:</text:p>
      <text:p text:style-name="P2">Bài toán bao gồm 1 tập hợp các task. Mỗi task được trình bày bằng 1 interval time và thời gian cần để thực hiện nó. Ví dụ, task A chạy từ 2:00 đến 5:00, task B chạy từ 4:00 tới 10:00, task C chạy từ 9:00 đến 11:00.</text:p>
      <text:p text:style-name="P3">Tập hợp các task được gọi là tương thích nếu nó ko overlap thời gian lên nhau. Ví dụ, tập hợp {A, C} và {B} là các tập hợp tương thích. Còn tập {A, B} và {B, C} là những tập không tương thích.</text:p>
      <text:p text:style-name="P5"><text:span text:style-name="T1"/></text:p>
      <text:p text:style-name="P8">2. Một số vấn đề cho bài toán.</text:p>
      <text:p text:style-name="P6">a. interval scheduling maximization problem</text:p>
      <text:p text:style-name="P6">b. group interval scheduling decision problem</text:p>
      <text:p text:style-name="P6">c. group interval scheduling maximization problem (GISMP)</text:p>
      <text:p text:style-name="P6"/>
      <text:p text:style-name="P7">Vấn đề ở câu c là vấn đề phổ biến nhất, <text:span text:style-name="T3">nhóm mình sẽ giải quyết vấn đề nà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21:12:29.614120568</meta:creation-date>
    <dc:date>2016-09-25T21:34:11.847931986</dc:date>
    <meta:editing-duration>PT11M30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148" meta:character-count="753" meta:non-whitespace-character-count="614"/>
  </office:meta>
</office:document-meta>
</file>